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COMPSFI 213 – Ethical Hackin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verview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Who Am I?</text:p>
              </text:list-item>
              <text:list-item>
                <text:p>My Journey</text:p>
              </text:list-item>
              <text:list-item>
                <text:p>Teaching Philosphy</text:p>
              </text:list-item>
              <text:list-item>
                <text:p>COMPSFI 213</text:p>
              </text:list-item>
              <text:list-item>
                <text:p>Outside of Teaching</text:p>
              </text:list-item>
              <text:list-item>
                <text:p>Expectations &amp; Support</text:p>
              </text:list-item>
              <text:list-item>
                <text:p>Key Takeaway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o Am I?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Md Ali, Ph.D. </text:p>
              </text:list-item>
              <text:list-item>
                <text:p>Background</text:p>
              </text:list-item>
              <text:list-item>
                <text:p>Language Fanatic</text:p>
              </text:list-item>
              <text:list-item>
                <text:p>Passion for Science</text:p>
              </text:list-item>
              <text:list-item>
                <text:p>Role at Olive-Harvey Colle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My Journe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First Generation College Student</text:p>
              </text:list-item>
              <text:list-item>
                <text:p>BS Physics and Applied Math 2019 (TXST)</text:p>
              </text:list-item>
              <text:list-item>
                <text:p>MS Cybersecurity &amp; Digital Forensics 2020 (IIT)</text:p>
              </text:list-item>
              <text:list-item>
                <text:p>MS Computer Science (IIT)</text:p>
              </text:list-item>
              <text:list-item>
                <text:p>PhD Computer Science (Capitol Technology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eaching Philosoph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I will be there (in person, emails, zoom, etc.)</text:p>
                <text:list>
                  <text:list-item>
                    <text:p>If I don’t answer within 24 hours, don’t hesistate to reach out again</text:p>
                  </text:list-item>
                </text:list>
              </text:list-item>
              <text:list-item>
                <text:p>Engagement</text:p>
                <text:list>
                  <text:list-item>
                    <text:p>Cameras on, complete assignments, participate</text:p>
                  </text:list-item>
                </text:list>
              </text:list-item>
              <text:list-item>
                <text:p>Practical Learn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utside of Teaching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Traveling</text:p>
              </text:list-item>
              <text:list-item>
                <text:p>Language Learning</text:p>
              </text:list-item>
              <text:list-item>
                <text:p>Contribution to Open Source</text:p>
              </text:list-item>
              <text:list-item>
                <text:p>Coding Projects</text:p>
              </text:list-item>
              <text:list-item>
                <text:p>Powerlift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Key Takeaway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Remember, I will be there for you and support your goals</text:p>
              </text:list-item>
              <text:list-item>
                <text:p>Keep Trying</text:p>
                <text:list>
                  <text:list-item>
                    <text:p>You will fail 100 times over, but it really matters about the 1 time you succeed</text:p>
                  </text:list-item>
                  <text:list-item>
                    <text:p>Effort is key, not just in this course but in li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act Informa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2">mali220@ccc.edu</text:p>
              </text:list-item>
              <text:list-item>
                <text:p text:style-name="P2">https://www.linkedin.com/md-aliev</text:p>
              </text:list-item>
              <text:list-item>
                <text:p text:style-name="P2">https://www.alihmd.com</text:p>
              </text:list-item>
              <text:list-item>
                <text:p text:style-name="P2">https://www.github.com/cyberprofal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13:35:58.058779995</meta:creation-date>
    <meta:editing-duration>PT13M10S</meta:editing-duration>
    <meta:editing-cycles>4</meta:editing-cycles>
    <meta:generator>LibreOffice/25.8.4.2$Linux_X86_64 LibreOffice_project/580$Build-2</meta:generator>
    <dc:title>Portfolio</dc:title>
    <dc:date>2026-01-13T12:40:19.613684095</dc:date>
    <meta:document-statistic meta:object-count="104"/>
  </office:meta>
</office:document-meta>
</file>